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300000037FB1B965C244B524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8b8" officeooo:paragraph-rsid="0013e562"/>
    </style:style>
    <style:style style:name="P2" style:family="paragraph" style:parent-style-name="Standard">
      <style:text-properties officeooo:rsid="0013e7e3" officeooo:paragraph-rsid="0013e562"/>
    </style:style>
    <style:style style:name="P3" style:family="paragraph" style:parent-style-name="Standard">
      <style:text-properties officeooo:rsid="000e6f62" officeooo:paragraph-rsid="0013e562"/>
    </style:style>
    <style:style style:name="P4" style:family="paragraph" style:parent-style-name="Standard">
      <style:text-properties officeooo:paragraph-rsid="0013e562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3e562" style:font-size-asian="12pt" style:font-size-complex="12pt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3e562" officeooo:paragraph-rsid="0013e562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3e562" officeooo:paragraph-rsid="0013e562" style:font-size-asian="12pt" style:font-size-complex="12pt"/>
    </style:style>
    <style:style style:name="T1" style:family="text">
      <style:text-properties officeooo:rsid="0007363b"/>
    </style:style>
    <style:style style:name="T2" style:family="text">
      <style:text-properties officeooo:rsid="0013e562"/>
    </style:style>
    <style:style style:name="T3" style:family="text">
      <style:text-properties officeooo:rsid="001519b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LLEL AND DISTRIBUTED COMPUTING</text:p>
      <text:p text:style-name="P1">L – 19,20 </text:p>
      <text:p text:style-name="P1">DATE: <text:span text:style-name="T2">8</text:span>.<text:span text:style-name="T1">8</text:span>.19</text:p>
      <text:p text:style-name="P2">FACULTY : PROF. GAYATHRI R.</text:p>
      <text:p text:style-name="P3">DHRUBANKA DUTTA, 17BCE1019</text:p>
      <text:p text:style-name="P3"/>
      <text:p text:style-name="P4">Exercise :</text:p>
      <text:p text:style-name="P5">Simple MPI program for checking the given input number is prime, odd or even</text:p>
      <text:p text:style-name="P5"/>
      <text:p text:style-name="P6">CODE :</text:p>
      <text:p text:style-name="P6"/>
      <text:p text:style-name="P7">#include "mpi.h"</text:p>
      <text:p text:style-name="P7">#include&lt;stdio.h&gt;</text:p>
      <text:p text:style-name="P7">#include&lt;stdlib.h&gt;</text:p>
      <text:p text:style-name="P7">#include&lt;math.h&gt;</text:p>
      <text:p text:style-name="P7"/>
      <text:p text:style-name="P7">int isprime(int n) {</text:p>
      <text:p text:style-name="P7"><text:s text:c="4"/>int i;</text:p>
      <text:p text:style-name="P7"><text:s text:c="4"/>if (n&gt;10) {</text:p>
      <text:p text:style-name="P7"><text:s text:c="8"/>for (i=2; i&lt;=<text:span text:style-name="T3">n/2</text:span>; i=i+2)</text:p>
      <text:p text:style-name="P7"><text:s text:c="8"/>if ((n%i)==0)</text:p>
      <text:p text:style-name="P7"><text:s text:c="12"/>return 0;</text:p>
      <text:p text:style-name="P7"><text:s text:c="8"/>return 1;</text:p>
      <text:p text:style-name="P7"><text:s text:c="3"/>}</text:p>
      <text:p text:style-name="P7"><text:s text:c="4"/>else</text:p>
      <text:p text:style-name="P7"><text:s text:c="8"/>return 0;</text:p>
      <text:p text:style-name="P7">}</text:p>
      <text:p text:style-name="P7"/>
      <text:p text:style-name="P7">int is_odd(int n) {</text:p>
      <text:p text:style-name="P7"><text:s text:c="4"/>if (n%2) </text:p>
      <text:p text:style-name="P7"><text:s text:c="8"/>return 0;</text:p>
      <text:p text:style-name="P7"><text:s text:c="4"/>return 1;</text:p>
      <text:p text:style-name="P7">}</text:p>
      <text:p text:style-name="P7"/>
      <text:p text:style-name="P7">int main() {</text:p>
      <text:p text:style-name="P7"><text:s text:c="4"/>int ntasks, rank, n; </text:p>
      <text:p text:style-name="P7"><text:s text:c="4"/>MPI_Init(NULL, NULL);</text:p>
      <text:p text:style-name="P7"/>
      <text:p text:style-name="P7"><text:s text:c="4"/>printf("Enter the number : ");</text:p>
      <text:p text:style-name="P7"><text:s text:c="4"/>scanf("%d", &amp;n);</text:p>
      <text:p text:style-name="P7"/>
      <text:p text:style-name="P7"><text:s text:c="4"/>MPI_Comm_rank(MPI_COMM_WORLD,&amp;rank);</text:p>
      <text:p text:style-name="P7"><text:s text:c="4"/>MPI_Comm_size(MPI_COMM_WORLD,&amp;ntasks);</text:p>
      <text:p text:style-name="P7"/>
      <text:p text:style-name="P7"><text:s text:c="4"/>if (rank==0) {</text:p>
      <text:p text:style-name="P7"><text:s text:c="8"/>if (isprime(n))</text:p>
      <text:p text:style-name="P7"><text:s text:c="12"/>printf("%d is a prime number \n",n);</text:p>
      <text:p text:style-name="P7"><text:s text:c="4"/>}</text:p>
      <text:p text:style-name="P7"/>
      <text:p text:style-name="P7"><text:soft-page-break/><text:s text:c="4"/>if (rank&gt;0) {</text:p>
      <text:p text:style-name="P7"><text:s text:c="8"/>if (is_odd)</text:p>
      <text:p text:style-name="P7"><text:s text:c="12"/>printf("%d is an odd number \n" );</text:p>
      <text:p text:style-name="P7"><text:s text:c="8"/>else</text:p>
      <text:p text:style-name="P7"><text:s text:c="12"/>printf("%d is an even number \n" ); <text:s text:c="7"/></text:p>
      <text:p text:style-name="P7"><text:s text:c="4"/>}</text:p>
      <text:p text:style-name="P7"><text:s text:c="4"/>MPI_Finalize();</text:p>
      <text:p text:style-name="P7"><text:s text:c="4"/>return 0;</text:p>
      <text:p text:style-name="P7">}</text:p>
      <text:p text:style-name="P6"/>
      <text:p text:style-name="P6">OUTPUT :<text:line-break/></text:p>
      <text:p text:style-name="P7"><draw:frame draw:style-name="fr1" draw:name="Image1" text:anchor-type="paragraph" svg:width="17.013cm" svg:height="1.455cm" draw:z-index="0"><draw:image xlink:href="Pictures/100002010000028300000037FB1B965C244B52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20:18:05.921500321</meta:creation-date>
    <dc:date>2019-08-13T21:10:38.764253834</dc:date>
    <meta:editing-duration>PT52M33S</meta:editing-duration>
    <meta:editing-cycles>3</meta:editing-cycles>
    <meta:generator>LibreOffice/6.2.5.2$Linux_X86_64 LibreOffice_project/20$Build-2</meta:generator>
    <meta:document-statistic meta:table-count="0" meta:image-count="1" meta:object-count="0" meta:page-count="2" meta:paragraph-count="49" meta:word-count="131" meta:character-count="985" meta:non-whitespace-character-count="707"/>
  </office:meta>
</office:document-meta>
</file>